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normal" style:font-weight-asian="normal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To: </text:p>
      <text:p text:style-name="P3">The Immigration Officer</text:p>
      <text:p text:style-name="P3"/>
      <text:p text:style-name="P3">Dear Sir/Madam</text:p>
      <text:p text:style-name="P3"/>
      <text:p text:style-name="P1">REQUEST FOR EXPRESS PASSPORT PROCESSING FOR TIMOTHY MTONGA</text:p>
      <text:p text:style-name="P1"/>
      <text:p text:style-name="P2">We would like to request your assistance in processing of a passport for Timothy Mtonga who is our employee in the software development department.</text:p>
      <text:p text:style-name="P1"/>
      <text:p text:style-name="P2">Timothy Mtonga <text:s/>will be attending a seminar on the company 's behalf in Botswana from 4th February to 9th February 2014. He has applied for a new passport with your department and we would like to request your help with the speedy processing of the said document as the days of travel are close. </text:p>
      <text:p text:style-name="P2"/>
      <text:p text:style-name="P2">Your assistance with this matter will be highly appreciated.</text:p>
      <text:p text:style-name="P2"/>
      <text:p text:style-name="P2">Sincerely,</text:p>
      <text:p text:style-name="P2"/>
      <text:p text:style-name="P2"/>
      <text:p text:style-name="P2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bab </meta:initial-creator>
    <meta:creation-date>2014-01-27T17:14:21</meta:creation-date>
    <dc:date>2014-01-27T17:33:56</dc:date>
    <dc:creator>Baobab </dc:creator>
    <meta:editing-duration>PT2M25S</meta:editing-duration>
    <meta:editing-cycles>1</meta:editing-cycles>
    <meta:document-statistic meta:table-count="0" meta:image-count="0" meta:object-count="0" meta:page-count="1" meta:paragraph-count="9" meta:word-count="102" meta:character-count="613" meta:non-whitespace-character-count="515"/>
    <meta:generator>LibreOffice/3.5$Linux_X86_64 LibreOffice_project/350m1$Build-2</meta:generator>
  </office:meta>
</office:document-meta>
</file>